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acdc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570443" officeooo:paragraph-rsid="00570443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570443" officeooo:paragraph-rsid="005704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bb2c2" officeooo:paragraph-rsid="001bb2c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18584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5acdc8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714f3" officeooo:paragraph-rsid="001714f3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1714f3" officeooo:paragraph-rsid="00570443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3ecc58" officeooo:paragraph-rsid="0057044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acdc8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f1efe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63ef5b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65061b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c9211e" loext:opacity="100%" style:font-name="Futura Std Condensed" officeooo:rsid="003ecc58"/>
    </style:style>
    <style:style style:name="T15" style:family="text">
      <style:text-properties fo:color="#c9211e" loext:opacity="100%" officeooo:rsid="005acdc8"/>
    </style:style>
    <style:style style:name="T16" style:family="text">
      <style:text-properties fo:color="#c9211e" loext:opacity="100%" officeooo:rsid="005f1efe"/>
    </style:style>
    <style:style style:name="T17" style:family="text">
      <style:text-properties fo:color="#c9211e" loext:opacity="100%" officeooo:rsid="0063ef5b"/>
    </style:style>
    <style:style style:name="T18" style:family="text">
      <style:text-properties fo:color="#c9211e" loext:opacity="100%" officeooo:rsid="0065061b"/>
    </style:style>
    <style:style style:name="T19" style:family="text">
      <style:text-properties fo:color="#3465a4" loext:opacity="100%" officeooo:rsid="00224fc2"/>
    </style:style>
    <style:style style:name="T20" style:family="text">
      <style:text-properties fo:color="#3465a4" loext:opacity="100%" officeooo:rsid="0025bc18"/>
    </style:style>
    <style:style style:name="T21" style:family="text">
      <style:text-properties fo:color="#3465a4" loext:opacity="100%" officeooo:rsid="0025dcb4"/>
    </style:style>
    <style:style style:name="T22" style:family="text">
      <style:text-properties fo:color="#3465a4" loext:opacity="100%" officeooo:rsid="003b39eb"/>
    </style:style>
    <style:style style:name="T23" style:family="text">
      <style:text-properties fo:color="#3465a4" loext:opacity="100%" officeooo:rsid="003cd436"/>
    </style:style>
    <style:style style:name="T24" style:family="text">
      <style:text-properties fo:color="#3465a4" loext:opacity="100%" officeooo:rsid="003ecc58"/>
    </style:style>
    <style:style style:name="T25" style:family="text">
      <style:text-properties fo:color="#3465a4" loext:opacity="100%" officeooo:rsid="00570443"/>
    </style:style>
    <style:style style:name="T26" style:family="text">
      <style:text-properties fo:color="#3465a4" loext:opacity="100%" style:font-name="Futura Std Condensed" officeooo:rsid="003ecc58"/>
    </style:style>
    <style:style style:name="T27" style:family="text">
      <style:text-properties fo:color="#3465a4" loext:opacity="100%" officeooo:rsid="005acdc8"/>
    </style:style>
    <style:style style:name="T28" style:family="text">
      <style:text-properties fo:color="#3465a4" loext:opacity="100%" officeooo:rsid="0065061b"/>
    </style:style>
    <style:style style:name="T29" style:family="text">
      <style:text-properties officeooo:rsid="00185842"/>
    </style:style>
    <style:style style:name="T30" style:family="text">
      <style:text-properties style:text-position="super 58%" style:font-name="Futura Std Condensed1" officeooo:rsid="00185842"/>
    </style:style>
    <style:style style:name="T31" style:family="text">
      <style:text-properties style:text-position="super 58%" style:font-name="Futura Std Condensed" officeooo:rsid="0038d692"/>
    </style:style>
    <style:style style:name="T32" style:family="text">
      <style:text-properties style:text-position="super 58%" style:font-name="Futura Std Condensed" officeooo:rsid="005acdc8"/>
    </style:style>
    <style:style style:name="T33" style:family="text">
      <style:text-properties officeooo:rsid="001a417d"/>
    </style:style>
    <style:style style:name="T34" style:family="text">
      <style:text-properties officeooo:rsid="001c607d"/>
    </style:style>
    <style:style style:name="T35" style:family="text">
      <style:text-properties officeooo:rsid="001d61c2"/>
    </style:style>
    <style:style style:name="T36" style:family="text">
      <style:text-properties officeooo:rsid="00368eac"/>
    </style:style>
    <style:style style:name="T37" style:family="text">
      <style:text-properties officeooo:rsid="001f8109"/>
    </style:style>
    <style:style style:name="T38" style:family="text">
      <style:text-properties officeooo:rsid="0036ded6"/>
    </style:style>
    <style:style style:name="T39" style:family="text">
      <style:text-properties officeooo:rsid="0039ea5d"/>
    </style:style>
    <style:style style:name="T40" style:family="text">
      <style:text-properties officeooo:rsid="003cd436"/>
    </style:style>
    <style:style style:name="T41" style:family="text">
      <style:text-properties officeooo:rsid="003fc852"/>
    </style:style>
    <style:style style:name="T42" style:family="text">
      <style:text-properties officeooo:rsid="00402562"/>
    </style:style>
    <style:style style:name="T43" style:family="text">
      <style:text-properties officeooo:rsid="004111e2"/>
    </style:style>
    <style:style style:name="T44" style:family="text">
      <style:text-properties fo:color="#00a933" loext:opacity="100%"/>
    </style:style>
    <style:style style:name="T45" style:family="text">
      <style:text-properties style:font-name="Futura Std Condensed1"/>
    </style:style>
    <style:style style:name="T46" style:family="text">
      <style:text-properties style:font-name="Futura Std Condensed1" officeooo:rsid="00185842"/>
    </style:style>
    <style:style style:name="T47" style:family="text">
      <style:text-properties style:font-name="Futura Std Condensed"/>
    </style:style>
    <style:style style:name="T48" style:family="text">
      <style:text-properties style:font-name="Futura Std Condensed" officeooo:rsid="0038d692"/>
    </style:style>
    <style:style style:name="T49" style:family="text">
      <style:text-properties officeooo:rsid="004abe6b"/>
    </style:style>
    <style:style style:name="T50" style:family="text">
      <style:text-properties style:text-underline-style="solid" style:text-underline-width="auto" style:text-underline-color="font-color" officeooo:rsid="004abe6b"/>
    </style:style>
    <style:style style:name="T51" style:family="text">
      <style:text-properties style:text-underline-style="solid" style:text-underline-width="auto" style:text-underline-color="font-color" officeooo:rsid="00570443"/>
    </style:style>
    <style:style style:name="T52" style:family="text">
      <style:text-properties officeooo:rsid="004b5985"/>
    </style:style>
    <style:style style:name="T53" style:family="text">
      <style:text-properties officeooo:rsid="004c2c3e"/>
    </style:style>
    <style:style style:name="T54" style:family="text">
      <style:text-properties officeooo:rsid="004daf93"/>
    </style:style>
    <style:style style:name="T55" style:family="text">
      <style:text-properties officeooo:rsid="00519dc2"/>
    </style:style>
    <style:style style:name="T56" style:family="text">
      <style:text-properties officeooo:rsid="005391c1"/>
    </style:style>
    <style:style style:name="T57" style:family="text">
      <style:text-properties officeooo:rsid="0055a999"/>
    </style:style>
    <style:style style:name="T58" style:family="text">
      <style:text-properties officeooo:rsid="00570443"/>
    </style:style>
    <style:style style:name="T59" style:family="text">
      <style:text-properties officeooo:rsid="005a014f"/>
    </style:style>
    <style:style style:name="T60" style:family="text">
      <style:text-properties officeooo:rsid="005acdc8"/>
    </style:style>
    <style:style style:name="T61" style:family="text">
      <style:text-properties style:text-position="0% 100%" style:font-name="Futura Std Condensed" officeooo:rsid="005acdc8"/>
    </style:style>
    <style:style style:name="T62" style:family="text">
      <style:text-properties style:text-position="0% 100%" style:font-name="Futura Std Condensed" officeooo:rsid="0063ef5b"/>
    </style:style>
    <style:style style:name="T63" style:family="text">
      <style:text-properties officeooo:rsid="005f1efe"/>
    </style:style>
    <style:style style:name="T64" style:family="text">
      <style:text-properties officeooo:rsid="00623fdc"/>
    </style:style>
    <style:style style:name="T65" style:family="text">
      <style:text-properties officeooo:rsid="0063ef5b"/>
    </style:style>
    <style:style style:name="T66" style:family="text">
      <style:text-properties officeooo:rsid="00650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9"/>
      <text:p text:style-name="P1"/>
      <text:p text:style-name="P18"><text:span text:style-name="T46">1</text:span><text:span text:style-name="T30">st</text:span><text:span text:style-name="T46"> </text:span><text:span text:style-name="T45">set</text:span>:</text:p>
      <text:p text:style-name="P4"><text:tab/>1 <text:span text:style-name="T33">– Glitch_Effect_A (</text:span><text:span text:style-name="T7">a</text:span><text:span text:style-name="T6">ll params</text:span><text:span text:style-name="T21"> </text:span><text:span text:style-name="T35">can be animated </text:span><text:span text:style-name="T22">except Overlay, </text:span><text:span text:style-name="T25">Scanlines Opacity, </text:span><text:span text:style-name="T22">Scanlines Width, Grille Opacity, Resolution, Pixelate, Roll, Roll Speed, </text:span><text:span text:style-name="T23">Roll Variation, Noise Opacity, Noise Speed </text:span><text:span text:style-name="T25">and</text:span><text:span text:style-name="T23"> </text:span><text:span text:style-name="T24">Discolor</text:span><text:span text:style-name="T33">)</text:span></text:p>
      <text:p text:style-name="P10"><text:tab/><text:tab/><text:span text:style-name="T3">Roll size</text:span>: <text:span text:style-name="T54">6</text:span> → 1</text:p>
      <text:p text:style-name="P10"><text:tab/><text:tab/><text:span text:style-name="T10">Distort Intensity</text:span><text:span text:style-name="T40">: 0,00</text:span><text:span text:style-name="T53">2</text:span><text:span text:style-name="T40"> → 0,</text:span><text:span text:style-name="T54">2</text:span></text:p>
      <text:p text:style-name="P10"><text:tab/><text:tab/><text:span text:style-name="T10">Static Noise Intensity</text:span><text:span text:style-name="T40">: 0 → 1</text:span></text:p>
      <text:p text:style-name="P11"><text:tab/><text:tab/><text:span text:style-name="T3">Aberration</text:span>: 0→ 0,1 <text:span text:style-name="T44">or</text:span> 0 → -0,1</text:p>
      <text:p text:style-name="P11"><text:tab/><text:tab/><text:span text:style-name="T3">Brightness</text:span>: 1,<text:span text:style-name="T57">13</text:span> → 0,<text:span text:style-name="T53">5</text:span> <text:span text:style-name="T44">or</text:span> 1,<text:span text:style-name="T57">13</text:span> → 1,<text:span text:style-name="T57">3</text:span></text:p>
      <text:p text:style-name="P11"><text:tab/><text:tab/><text:span text:style-name="T3">Saturation</text:span>: 0 → -<text:span text:style-name="T53">0,5</text:span> <text:span text:style-name="T44">or</text:span> 0 → <text:span text:style-name="T53">0,75</text:span></text:p>
      <text:p text:style-name="P11"><text:tab/><text:tab/><text:span text:style-name="T3">Contrast</text:span>: 1 → 0,<text:span text:style-name="T53">5</text:span> <text:span text:style-name="T44">or</text:span> 1 → 1,<text:span text:style-name="T57">1</text:span></text:p>
      <text:p text:style-name="P23">- We randomly choose to go toward max value or min value when starting point is different than min or max value <text:span text:style-name="T50">and</text:span><text:span text:style-name="T49"> make sure that two go toward min value and two toward max value.</text:span></text:p>
      <text:p text:style-name="P23"/>
      <text:p text:style-name="P3"><text:span text:style-name="T58"><text:tab/><text:tab/></text:span><text:span text:style-name="T51">What we won’t use in this shader (for optimization or so):</text:span></text:p>
      <text:p text:style-name="P20"><text:tab/><text:tab/><text:tab/><text:span text:style-name="T58">Warp Amount</text:span></text:p>
      <text:p text:style-name="P20"><text:tab/><text:tab/><text:tab/><text:span text:style-name="T58">Clip Warp</text:span></text:p>
      <text:p text:style-name="P3"><text:span text:style-name="T26"><text:tab/><text:tab/></text:span><text:span text:style-name="T14"><text:tab/>Vignette Intensity</text:span></text:p>
      <text:p text:style-name="P21"><text:tab/><text:tab/><text:tab/>Vignette Opacity</text:p>
      <text:p text:style-name="P22"><text:tab/><text:tab/></text:p>
      <text:p text:style-name="P2"><text:tab/>2 <text:span text:style-name="T35">– TV (</text:span><text:span text:style-name="T7">a</text:span><text:span text:style-name="T6">ll params</text:span><text:span text:style-name="T21"> </text:span><text:span text:style-name="T35">can be animated):</text:span></text:p>
      <text:p text:style-name="P2"><text:tab/><text:tab/><text:span text:style-name="T8">Vert Jerk Opt</text:span><text:span text:style-name="T39">: 0,1 → 1</text:span></text:p>
      <text:p text:style-name="P2"><text:tab/><text:tab/><text:span text:style-name="T8">Vert Movement Opt</text:span><text:span text:style-name="T39">: 0 → 1</text:span></text:p>
      <text:p text:style-name="P2"><text:tab/><text:tab/><text:span text:style-name="T8">Bottom Static Opt</text:span><text:span text:style-name="T39">: 0 → 5</text:span></text:p>
      <text:p text:style-name="P2"><text:tab/><text:tab/><text:span text:style-name="T8">Bottom Static Strenth</text:span><text:span text:style-name="T39">: 0 → 1,5</text:span></text:p>
      <text:p text:style-name="P2"><text:tab/><text:tab/><text:span text:style-name="T8">Rgb Offset Opt</text:span><text:span text:style-name="T39">: 0→ 2</text:span></text:p>
      <text:p text:style-name="P2"><text:tab/><text:tab/><text:span text:style-name="T8">Horz Fuzz Opt</text:span><text:span text:style-name="T39">: 0,1 → 5</text:span></text:p>
      <text:p text:style-name="P5"/>
      <text:p text:style-name="P5"/>
      <text:p text:style-name="P16"><text:span text:style-name="T48">2</text:span><text:span text:style-name="T31">nd</text:span><text:span text:style-name="T47"> set</text:span>:</text:p>
      <text:p text:style-name="P7"><text:tab/><text:span text:style-name="T37">1 </text:span><text:span text:style-name="T2">– VHS </text:span><text:span text:style-name="T1">(</text:span><text:span text:style-name="T4">all params</text:span><text:span text:style-name="T21"> </text:span><text:span text:style-name="T1">can be animated)</text:span></text:p>
      <text:p text:style-name="P7"><text:tab/><text:tab/><text:span text:style-name="T11">Tape Wave Amount</text:span><text:span text:style-name="T41">: 0 → 0,4</text:span></text:p>
      <text:p text:style-name="P7"><text:tab/><text:tab/><text:span text:style-name="T11">Tape Crease Amount</text:span><text:span text:style-name="T41">: 0 → 15</text:span></text:p>
      <text:p text:style-name="P7"><text:tab/><text:tab/><text:span text:style-name="T11">Color displacement</text:span><text:span text:style-name="T41">: 0 → 5</text:span></text:p>
      <text:p text:style-name="P7"><text:tab/><text:tab/><text:span text:style-name="T11">Lines Velocity</text:span><text:span text:style-name="T41">: 0 → 5</text:span></text:p>
      <text:p text:style-name="P7"><text:tab/><text:tab/></text:p>
      <text:p text:style-name="P7"><text:tab/><text:span text:style-name="T2">2 </text:span><text:span text:style-name="T29">– Glitch_Effect_B (</text:span><text:span text:style-name="T5">all params</text:span><text:span text:style-name="T20"> </text:span><text:span text:style-name="T29">can be animated)</text:span></text:p>
      <text:p text:style-name="P7"><text:tab/><text:tab/><text:span text:style-name="T11">Shake Power</text:span><text:span text:style-name="T41">: 0 → 0,1</text:span></text:p>
      <text:p text:style-name="P7"><text:tab/><text:tab/><text:span text:style-name="T11">Shake Rate</text:span><text:span text:style-name="T41">: 0 → 0,4</text:span></text:p>
      <text:p text:style-name="P7"><text:tab/><text:tab/><text:span text:style-name="T11">Shake Speed</text:span><text:span text:style-name="T41">: 0 → </text:span><text:span text:style-name="T55">1</text:span><text:span text:style-name="T41">0</text:span></text:p>
      <text:p text:style-name="P7"><text:soft-page-break/><text:tab/><text:tab/><text:span text:style-name="T12">Shake Block Size</text:span><text:span text:style-name="T42">: 4 → 100</text:span></text:p>
      <text:p text:style-name="P12"><text:tab/><text:tab/><text:span text:style-name="T3">Shake Color Rate</text:span>: 0 → 0,03</text:p>
      <text:p text:style-name="P6"/>
      <text:p text:style-name="P6"/>
      <text:p text:style-name="P15"><text:span text:style-name="T48">3</text:span><text:span text:style-name="T31">rd</text:span><text:span text:style-name="T47"> set</text:span>:</text:p>
      <text:p text:style-name="P9"><text:tab/><text:span text:style-name="T38">1</text:span><text:span text:style-name="T1"> – Glitch (</text:span><text:span text:style-name="T4">all params</text:span><text:span text:style-name="T19"> </text:span><text:span text:style-name="T1">can be animated)</text:span></text:p>
      <text:p text:style-name="P9"><text:tab/><text:tab/><text:span text:style-name="T12">Scan Line Jitter</text:span><text:span text:style-name="T42">: 0,2</text:span><text:span text:style-name="T55">4</text:span><text:span text:style-name="T52">5</text:span><text:span text:style-name="T42"> → </text:span><text:span text:style-name="T57">0,75</text:span></text:p>
      <text:p text:style-name="P9"><text:tab/><text:tab/><text:span text:style-name="T12">Vertical Jump</text:span><text:span text:style-name="T42">: 0,</text:span><text:span text:style-name="T52">0</text:span><text:span text:style-name="T56">05</text:span><text:span text:style-name="T42"> → </text:span><text:span text:style-name="T43">0,</text:span><text:span text:style-name="T57">3</text:span></text:p>
      <text:p text:style-name="P9"><text:tab/><text:tab/><text:span text:style-name="T13">Horizontal Shake</text:span><text:span text:style-name="T43">: 0 → 0,5</text:span></text:p>
      <text:p text:style-name="P9"><text:tab/><text:tab/><text:span text:style-name="T13">Color Drift</text:span><text:span text:style-name="T43">: 0 → 0,5</text:span></text:p>
      <text:p text:style-name="P9"/>
      <text:p text:style-name="P9"/>
      <text:p text:style-name="P17"><text:span text:style-name="T61">4</text:span><text:span text:style-name="T32">th</text:span><text:span text:style-name="T47"> set</text:span>:</text:p>
      <text:p text:style-name="P8"><text:tab/><text:span text:style-name="T37">1 </text:span><text:span text:style-name="T2">– </text:span><text:span text:style-name="T60">NTSCBasic</text:span><text:span text:style-name="T2"> </text:span><text:span text:style-name="T1">(</text:span><text:span text:style-name="T4">all params</text:span><text:span text:style-name="T21"> </text:span><text:span text:style-name="T1">can be animated </text:span><text:span text:style-name="T22">except </text:span><text:span text:style-name="T27">Linear color Space</text:span><text:span text:style-name="T1">)</text:span></text:p>
      <text:p text:style-name="P8"><text:tab/><text:tab/><text:span text:style-name="T15">Bleeding</text:span><text:span text:style-name="T41">: 0 → </text:span><text:span text:style-name="T60">1</text:span></text:p>
      <text:p text:style-name="P8"><text:tab/><text:tab/><text:span text:style-name="T15">Fringing</text:span><text:span text:style-name="T41">: 0 → 1</text:span></text:p>
      <text:p text:style-name="P8"><text:tab/><text:tab/><text:span text:style-name="T15">Scanline</text:span><text:span text:style-name="T41">: 0 → </text:span><text:span text:style-name="T60">0,0</text:span><text:span text:style-name="T41">5</text:span></text:p>
      <text:p text:style-name="P8"><text:tab/><text:tab/></text:p>
      <text:p text:style-name="P8"><text:tab/><text:span text:style-name="T2">2 </text:span><text:span text:style-name="T29">– </text:span><text:span text:style-name="T60">VHSPause</text:span><text:span text:style-name="T29"> (</text:span><text:span text:style-name="T5">all params</text:span><text:span text:style-name="T20"> </text:span><text:span text:style-name="T29">can be animated </text:span><text:span text:style-name="T22">except </text:span><text:span text:style-name="T27">White Hlines and White Vlines</text:span><text:span text:style-name="T29">)</text:span></text:p>
      <text:p text:style-name="P8"><text:tab/><text:tab/><text:span text:style-name="T16">Lines Intensity</text:span><text:span text:style-name="T63">: 0,0</text:span><text:span text:style-name="T64">7</text:span><text:span text:style-name="T63"> → 0,1</text:span></text:p>
      <text:p text:style-name="P25"><text:span text:style-name="T15"><text:tab/><text:tab/></text:span><text:span text:style-name="T16">Multiplier</text:span><text:span text:style-name="T60">: </text:span><text:span text:style-name="T63">1</text:span><text:span text:style-name="T60">0 → 1</text:span></text:p>
      <text:p text:style-name="P8"><text:tab/><text:tab/><text:span text:style-name="T15">White Alpha</text:span><text:span text:style-name="T60">: 0 → 1</text:span></text:p>
      <text:p text:style-name="P8"><text:tab/><text:tab/><text:span text:style-name="T11">Shake </text:span><text:span text:style-name="T15">Amount X</text:span><text:span text:style-name="T41">: </text:span><text:span text:style-name="T60">50</text:span><text:span text:style-name="T41">0 → </text:span><text:span text:style-name="T60">50</text:span></text:p>
      <text:p text:style-name="P8"><text:tab/><text:tab/><text:span text:style-name="T11">Shake </text:span><text:span text:style-name="T15">Amount Y</text:span><text:span text:style-name="T41">: </text:span><text:span text:style-name="T60">50</text:span><text:span text:style-name="T41">0 → </text:span><text:span text:style-name="T60">10</text:span></text:p>
      <text:p text:style-name="P14"/>
      <text:p text:style-name="P14"/>
      <text:p text:style-name="P14">Screen_Overlay:</text:p>
      <text:p text:style-name="P13"><text:tab/>1 – TV (<text:span text:style-name="T9">NO ANIMATION</text:span><text:span text:style-name="T34">)</text:span></text:p>
      <text:p text:style-name="P13"/>
      <text:p text:style-name="P13"/>
      <text:p text:style-name="P14">Overall set <text:span text:style-name="T59">(CRT_Overlay)</text:span>:</text:p>
      <text:p text:style-name="P3"><text:tab/><text:span text:style-name="T58">1</text:span><text:span text:style-name="T36"> </text:span><text:span text:style-name="T34">– </text:span>CRT <text:span text:style-name="T34">(</text:span><text:span text:style-name="T9">NO ANIMATION</text:span><text:span text:style-name="T34">)</text:span></text:p>
      <text:p text:style-name="P3"><text:span text:style-name="T58"><text:tab/><text:tab/></text:span><text:span text:style-name="T51">What we won’t use in this shader (for optimization or so):</text:span></text:p>
      <text:p text:style-name="P20"><text:tab/><text:tab/><text:tab/><text:span text:style-name="T58">Mask Type 0 and 2</text:span></text:p>
      <text:p text:style-name="P20"><text:tab/><text:tab/><text:tab/><text:span text:style-name="T58">Bloom type 1 and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11-19T01:13:00.463000000</dc:date>
    <meta:editing-duration>PT12H25M45S</meta:editing-duration>
    <meta:editing-cycles>3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2" meta:word-count="368" meta:character-count="1943" meta:non-whitespace-character-count="1520"/>
  </office:meta>
</office:document-meta>
</file>